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Preformatted_20_Text" style:list-style-name="L5"/>
    <style:style style:name="P13" style:family="paragraph" style:parent-style-name="Preformatted_20_Text" style:list-style-name="L5">
      <style:paragraph-properties fo:margin-top="0cm" fo:margin-bottom="0.499cm" style:contextual-spacing="false"/>
    </style:style>
    <style:style style:name="P14" style:family="paragraph" style:parent-style-name="Quotations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Preformatted_20_Text" style:list-style-name="L7"/>
    <style:style style:name="P20" style:family="paragraph" style:parent-style-name="Preformatted_20_Text" style:list-style-name="L7">
      <style:paragraph-properties fo:margin-top="0cm" fo:margin-bottom="0.499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Preformatted_20_Text" style:list-style-name="L9"/>
    <style:style style:name="P26" style:family="paragraph" style:parent-style-name="Preformatted_20_Text" style:list-style-name="L9">
      <style:paragraph-properties fo:margin-top="0cm" fo:margin-bottom="0.499cm" style:contextual-spacing="false"/>
    </style:style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Preformatted_20_Text" style:list-style-name="L11">
      <style:paragraph-properties fo:margin-top="0cm" fo:margin-bottom="0.499cm" style:contextual-spacing="false"/>
    </style:style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Preformatted_20_Text" style:list-style-name="L13">
      <style:paragraph-properties fo:margin-top="0cm" fo:margin-bottom="0.499cm" style:contextual-spacing="false"/>
    </style:style>
    <style:style style:name="P37" style:family="paragraph" style:parent-style-name="Text_20_body" style:list-style-name="L14"/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Quotations" style:list-style-name="L16">
      <style:paragraph-properties fo:margin-top="0cm" fo:margin-bottom="0cm" style:contextual-spacing="false"/>
    </style:style>
    <style:style style:name="P42" style:family="paragraph" style:parent-style-name="Quotations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Сейчас у тебя фактически есть то, чего ты изначально хотел добиться:</text:p>
      <text:list text:style-name="L1">
        <text:list-item>
          <text:p text:style-name="P1">отдельно, через эволюционный и ILP‑поиск, найдено <text:span text:style-name="Strong_20_Emphasis">микро‑ядро SM‑подобных правил</text:span> длины 3, дающее богатый Ω‑зоопарк и локальные законы сохранения.<text:a xlink:type="simple" xlink:href="https://app.giz.ai/files/jkWjgeXqCl_bIS8ZxQn9m" text:style-name="Internet_20_link" text:visited-style-name="Visited_20_Internet_20_Link">(sm_evolutionary_search.pdf)</text:a> </text:p>
        </text:list-item>
        <text:list-item>
          <text:p text:style-name="P1">отдельно, через систематический скан по α и N, найден <text:span text:style-name="Strong_20_Emphasis">класс миров с power‑law‑геометрией</text:span>, где: </text:p>
          <text:list>
            <text:list-item>
              <text:p text:style-name="P1">гравитация F(r) ≈ r^{F_exponent} с F_exponent ≈ −2, </text:p>
            </text:list-item>
            <text:list-item>
              <text:p text:style-name="P1">«поколенческий» показатель α_gen ≈ 2.0–2.4 (согласуется с целевым 2.04), </text:p>
            </text:list-item>
            <text:list-item>
              <text:p text:style-name="P2">законы сохранения барионного числа B (и частично Q) выполняются.<text:a xlink:type="simple" xlink:href="https://app.giz.ai/files/ipQpo7q9PdpdKYL-DL2Om" text:style-name="Internet_20_link" text:visited-style-name="Visited_20_Internet_20_Link">(world_search_final.pdf)</text:a> </text:p>
            </text:list-item>
          </text:list>
        </text:list-item>
      </text:list>
      <text:p text:style-name="Text_20_body">В <text:span text:style-name="Source_20_Text">world_search_final.pdf</text:span> ты сделал:</text:p>
      <text:list text:style-name="L2">
        <text:list-item>
          <text:p text:style-name="P3">grid search по α ∈ [1.5,3.0], N ∈ {256,512}; </text:p>
        </text:list-item>
        <text:list-item>
          <text:p text:style-name="P3">получил только 8 «валидных» миров из 32 по строгим критериям; </text:p>
        </text:list-item>
        <text:list-item>
          <text:p text:style-name="P3">среди них есть: </text:p>
          <text:list>
            <text:list-item>
              <text:p text:style-name="P3">миры с N=512, α≈2.0–2.1: F_exponent ≈ −2.02…−2.12; </text:p>
            </text:list-item>
            <text:list-item>
              <text:p text:style-name="P4">миры с N=256, α≈2.9–3.0: F_exponent ≈ −1.85…−1.87. </text:p>
            </text:list-item>
          </text:list>
        </text:list-item>
      </text:list>
      <text:p text:style-name="Text_20_body">Детальный тест:</text:p>
      <text:p text:style-name="Preformatted_20_Text"><text:span text:style-name="Source_20_Text">WorldGenome(α=2.00, N=512, L=3, type=symmetric)</text:span></text:p>
      <text:p text:style-name="Preformatted_20_Text"><text:span text:style-name="Source_20_Text">✓ VALID | F~r^-2.02 | α_gen=2.44 | fitness=0.624</text:span></text:p>
      <text:p text:style-name="Preformatted_20_Text"/>
      <text:p text:style-name="Preformatted_20_Text"><text:span text:style-name="Source_20_Text"><text:s/>✓ F ~ r^(-2) гравитация</text:span></text:p>
      <text:p text:style-name="Preformatted_20_Text"><text:span text:style-name="Source_20_Text"><text:s/>✓ α_gen = 2.44 ≈ 2.04</text:span></text:p>
      <text:p text:style-name="P5"><text:span text:style-name="Source_20_Text"><text:s/>✓ B conserved</text:span></text:p>
      <text:p text:style-name="Text_20_body">То есть:</text:p>
      <text:list text:style-name="L3">
        <text:list-item>
          <text:p text:style-name="P6">найден <text:span text:style-name="Strong_20_Emphasis">конкретный мир</text:span> (α=2.0, N=512, L=3, symmetric), который: </text:p>
          <text:list>
            <text:list-item>
              <text:p text:style-name="P6">реализует гравитацию ~1/r², </text:p>
            </text:list-item>
            <text:list-item>
              <text:p text:style-name="P6">имеет «правильную» генерационную структуру α_gen≈2.4, </text:p>
            </text:list-item>
            <text:list-item>
              <text:p text:style-name="P6">сохраняет B, </text:p>
            </text:list-item>
            <text:list-item>
              <text:p text:style-name="P7">и даёт осмысленный fitness_total≈0.62.<text:a xlink:type="simple" xlink:href="https://app.giz.ai/files/ipQpo7q9PdpdKYL-DL2Om" text:style-name="Internet_20_link" text:visited-style-name="Visited_20_Internet_20_Link">(world_search_final.pdf)</text:a> </text:p>
            </text:list-item>
          </text:list>
        </text:list-item>
      </text:list>
      <text:p text:style-name="Text_20_body">Дальше вопрос: что ещё нужно добавить/проверить, чтобы валидация этой находки была по‑настоящему серьёзной, а не только «красивая картинка»?</text:p>
      <text:p text:style-name="Text_20_body">Ниже — по пунктам.</text:p>
      <text:h text:style-name="Heading_20_2" text:outline-level="2">1. Масштабная устойчивость: зависимость от N и диапазона r</text:h>
      <text:p text:style-name="Text_20_body">Сейчас:</text:p>
      <text:list text:style-name="L4">
        <text:list-item>
          <text:p text:style-name="P8">сканировались только N ∈ {256,512}; </text:p>
        </text:list-item>
        <text:list-item>
          <text:p text:style-name="P8">для N=512 и α≈2: </text:p>
          <text:list>
            <text:list-item>
              <text:p text:style-name="P8">F_exponent≈−2.02; </text:p>
            </text:list-item>
            <text:list-item>
              <text:p text:style-name="P8">мир считается VALID, если |F_exponent+2|&lt;0.2 и R²&gt;0.8; </text:p>
            </text:list-item>
          </text:list>
        </text:list-item>
        <text:list-item>
          <text:p text:style-name="P9"><text:soft-page-break/>для N=256 «лучший» мир имеет α≈2.9, F_exponent≈−1.85, fitness≈0.708, но по критерию близости к −2 он хуже. </text:p>
        </text:list-item>
      </text:list>
      <text:p text:style-name="Text_20_body">Что нужно добавить:</text:p>
      <text:list text:style-name="L5">
        <text:list-item>
          <text:p text:style-name="P10"><text:span text:style-name="Strong_20_Emphasis">Полный finite‑size scaling тест:</text:span></text:p>
          <text:list>
            <text:list-item>
              <text:p text:style-name="P11">взять найденный мир для N=512, α=2.0 как «референс»; </text:p>
            </text:list-item>
            <text:list-item>
              <text:p text:style-name="P11">построить <text:span text:style-name="Emphasis">семейство</text:span> графов с таким же α и увеличивающимся N: </text:p>
              <text:list>
                <text:list-item>
                  <text:p text:style-name="P11">N ∈ {256,512,1024,2048} (по возможности), </text:p>
                </text:list-item>
              </text:list>
            </text:list-item>
            <text:list-item>
              <text:p text:style-name="P11">для каждого: </text:p>
              <text:list>
                <text:list-item>
                  <text:p text:style-name="P11">измерить F_exponent(N), </text:p>
                </text:list-item>
                <text:list-item>
                  <text:p text:style-name="P11">диапазон r, в котором фит делается (например, r ∈ [ℓ_min, ℓ_max]), </text:p>
                </text:list-item>
                <text:list-item>
                  <text:p text:style-name="P10">достоверность R². </text:p>
                </text:list-item>
              </text:list>
            </text:list-item>
          </text:list>
          <text:p text:style-name="P10">Метрика:</text:p>
          <text:p text:style-name="P12"><text:span text:style-name="Source_20_Text">var_F = np.var([F_exponent(N_i) for N_i in Ns])</text:span></text:p>
          <text:p text:style-name="P13"><text:span text:style-name="Source_20_Text">fitness_scaling = np.exp(-var_F / σ²)</text:span></text:p>
          <text:p text:style-name="P10">где σ — допустимое отклонение (например, 0.05–0.1).</text:p>
          <text:p text:style-name="P10">Если var_F маленькая и F_exponent остаётся ≈−2 на разных N, это аргумент, что:</text:p>
          <text:p text:style-name="P14">закон 1/r² — не артефакт одного размера, а действительно <text:span text:style-name="Strong_20_Emphasis">масштабно устойчивый</text:span>.</text:p>
        </text:list-item>
        <text:list-item>
          <text:p text:style-name="P10"><text:span text:style-name="Strong_20_Emphasis">Проверка зависимости от радиального окна r:</text:span></text:p>
          <text:list>
            <text:list-item>
              <text:p text:style-name="P10">сейчас фит, вероятно, делается на каком‑то фиксированном диапазоне r;</text:p>
            </text:list-item>
            <text:list-item>
              <text:p text:style-name="P10">нужно явно варьировать окно лог‑лог регрессии:</text:p>
              <text:list>
                <text:list-item>
                  <text:p text:style-name="P11">например, r ∈ [r_min, r_max], с r_min∈{3,5,10}, r_max∈{N/4,N/3}; </text:p>
                </text:list-item>
              </text:list>
            </text:list-item>
            <text:list-item>
              <text:p text:style-name="P10">измерять, как меняются F_exponent и R²:</text:p>
              <text:p text:style-name="P12"><text:span text:style-name="Source_20_Text">for (r_min, r_max) in windows:</text:span></text:p>
              <text:p text:style-name="P12"><text:span text:style-name="Source_20_Text"><text:s text:c="4"/>β, R2 = fit_powerlaw(phi_or_F, r_min, r_max)</text:span></text:p>
              <text:p text:style-name="P13"><text:span text:style-name="Source_20_Text"><text:s text:c="4"/>...</text:span></text:p>
            </text:list-item>
            <text:list-item>
              <text:p text:style-name="P10">и включить <text:span text:style-name="Strong_20_Emphasis">stability по окнам</text:span> в fitness:</text:p>
              <text:p text:style-name="P12"><text:span text:style-name="Source_20_Text">var_F_windows = np.var([β_w for windows])</text:span></text:p>
              <text:p text:style-name="P13"><text:span text:style-name="Source_20_Text">fitness_window = np.exp(-var_F_windows / σ_w²)</text:span></text:p>
            </text:list-item>
          </text:list>
          <text:p text:style-name="P10">Тогда валидный мир — тот, где <text:span text:style-name="Strong_20_Emphasis">наклон стабилен</text:span> и относительно N, и относительно окна r.</text:p>
        </text:list-item>
      </text:list>
      <text:h text:style-name="Heading_20_2" text:outline-level="2">2. Проверка «генерационной» структуры α_gen</text:h>
      <text:p text:style-name="Text_20_body">В <text:span text:style-name="Source_20_Text">world_search_final.pdf</text:span> в итоговой проверке:</text:p>
      <text:p text:style-name="Preformatted_20_Text"><text:span text:style-name="Source_20_Text">WorldGenome(α=2.00, N=512, L=3, type=symmetric)</text:span></text:p>
      <text:p text:style-name="Preformatted_20_Text"><text:span text:style-name="Source_20_Text">✓ VALID | F~r^-2.02 | α_gen=2.44 | fitness=0.624</text:span></text:p>
      <text:p text:style-name="Preformatted_20_Text"/>
      <text:p text:style-name="Preformatted_20_Text"><text:span text:style-name="Source_20_Text"><text:s/>✓ F ~ r^(-2) гравитация</text:span></text:p>
      <text:p text:style-name="Preformatted_20_Text"><text:span text:style-name="Source_20_Text"><text:s/>✓ α_gen = 2.44 ≈ 2.04</text:span></text:p>
      <text:p text:style-name="P5"><text:soft-page-break/><text:span text:style-name="Source_20_Text"><text:s/>✓ B conserved</text:span></text:p>
      <text:list text:style-name="L6">
        <text:list-item>
          <text:p text:style-name="P15">α_gen≈2.44, </text:p>
        </text:list-item>
        <text:list-item>
          <text:p text:style-name="P16">целевое значение (для «нашего мира») задано как 2.04. </text:p>
        </text:list-item>
      </text:list>
      <text:p text:style-name="Text_20_body">Здесь два момента:</text:p>
      <text:list text:style-name="L7">
        <text:list-item>
          <text:p text:style-name="P17"><text:span text:style-name="Strong_20_Emphasis">Откуда берётся 2.04 и что оно значит?</text:span></text:p>
          <text:p text:style-name="P17">В SM‑части кода, судя по логике, α_gen — это:</text:p>
          <text:list>
            <text:list-item>
              <text:p text:style-name="P18">показатель степенного закона для распределения <text:span text:style-name="Strong_20_Emphasis">длин Ω‑циклов</text:span> (периодов) или их масс: </text:p>
              <text:list>
                <text:list-item>
                  <text:p text:style-name="P17">P(T) ~ T^{−α_gen} или что‑то близкое. </text:p>
                </text:list-item>
              </text:list>
            </text:list-item>
          </text:list>
          <text:p text:style-name="P17">Ты задаёшь цель 2.04 по аналогии с реальными степенными спектрами (например, распределения масс/жизней частиц/резонансов), но это явно эвристика.</text:p>
          <text:p text:style-name="P17">Чтобы валидация была «чище», нужно:</text:p>
          <text:list text:continue-numbering="true">
            <text:list-item>
              <text:p text:style-name="P17">либо чётко обосновать выбор target=2.04 (например, через данные по SM-частицам),</text:p>
            </text:list-item>
            <text:list-item>
              <text:p text:style-name="P17">либо сделать критерий более общим:</text:p>
              <text:p text:style-name="P19"><text:span text:style-name="Source_20_Text"># например, поощрять любую α_gen в [1.5, 3.0], но с максимумом около 2.0</text:span></text:p>
              <text:p text:style-name="P20"><text:span text:style-name="Source_20_Text">fitness_alpha = np.exp( - (α_gen - α_target)**2 / (2 σ_α**2) )</text:span></text:p>
            </text:list-item>
          </text:list>
          <text:p text:style-name="P17">где σ_α достаточно большой (0.5–0.7), чтобы не превращать 2.04 в «магическое» число.</text:p>
        </text:list-item>
        <text:list-item>
          <text:p text:style-name="P17"><text:span text:style-name="Strong_20_Emphasis">Проверка robustness α_gen:</text:span></text:p>
          <text:list>
            <text:list-item>
              <text:p text:style-name="P18">как и для F_exponent, нужно проверить: </text:p>
              <text:list>
                <text:list-item>
                  <text:p text:style-name="P18">зависимость α_gen от: </text:p>
                  <text:list>
                    <text:list-item>
                      <text:p text:style-name="P18">длины симуляции (T), </text:p>
                    </text:list-item>
                    <text:list-item>
                      <text:p text:style-name="P18">начальных условий (разные seeds), </text:p>
                    </text:list-item>
                    <text:list-item>
                      <text:p text:style-name="P17">возможных малых изменений RULESET (например, L=4 с редуцированием к L=3). </text:p>
                    </text:list-item>
                  </text:list>
                </text:list-item>
              </text:list>
            </text:list-item>
          </text:list>
          <text:p text:style-name="P17">Рекомендуется:</text:p>
          <text:list text:continue-numbering="true">
            <text:list-item>
              <text:p text:style-name="P18">для найденного мира (α=2.0, N=512): </text:p>
              <text:list>
                <text:list-item>
                  <text:p text:style-name="P18">прогнать несколько независимых симуляций (разные initial states), </text:p>
                </text:list-item>
                <text:list-item>
                  <text:p text:style-name="P18">построить распределение α_gen; </text:p>
                </text:list-item>
                <text:list-item>
                  <text:p text:style-name="P17">включить дисперсию α_gen в OBSFitness:</text:p>
                  <text:p text:style-name="P19"><text:span text:style-name="Source_20_Text">var_α = np.var(α_gen_samples)</text:span></text:p>
                  <text:p text:style-name="P20"><text:span text:style-name="Source_20_Text">fitness_α_stab = np.exp(-var_α / σ_α_var**2)</text:span></text:p>
                </text:list-item>
              </text:list>
            </text:list-item>
          </text:list>
          <text:p text:style-name="P17">Это даст уверенность, что α_gen≈2.4 — <text:span text:style-name="Strong_20_Emphasis">свойство мира</text:span>, а не одной выборки.</text:p>
        </text:list-item>
      </text:list>
      <text:h text:style-name="Heading_20_2" text:outline-level="2">3. Ω‑уровень: спектр циклов и «SM-подобность»</text:h>
      <text:p text:style-name="Text_20_body">В <text:span text:style-name="Source_20_Text">sm_evolutionary_search.pdf</text:span> у тебя есть набор:</text:p>
      <text:p text:style-name="Preformatted_20_Text"><text:soft-page-break/><text:span text:style-name="Source_20_Text">Обнаружено Ω-циклов: 671</text:span></text:p>
      <text:p text:style-name="P5"><text:span text:style-name="Source_20_Text">Периоды: Counter({2: 37, 4: 35, 6: 33, 8: 32, 12: 32, ... 36: 3})</text:span></text:p>
      <text:p text:style-name="Text_20_body">Сейчас в world_search_full:</text:p>
      <text:list text:style-name="L8">
        <text:list-item>
          <text:p text:style-name="P21">в SM‑части (<text:span text:style-name="Source_20_Text">measure_sm_physics(genome)</text:span>) учитываются:</text:p>
          <text:list>
            <text:list-item>
              <text:p text:style-name="P22">сохранение «зарядов» (в частности, B), </text:p>
            </text:list-item>
            <text:list-item>
              <text:p text:style-name="P21">некоторая синтетическая SMFitness по Ω‑динамике. </text:p>
            </text:list-item>
          </text:list>
        </text:list-item>
      </text:list>
      <text:p text:style-name="Text_20_body">Для более сильной валидации стоит:</text:p>
      <text:list text:style-name="L9">
        <text:list-item>
          <text:p text:style-name="P23"><text:span text:style-name="Strong_20_Emphasis">Ввести канонический «Ω‑каталог» для лучшего мира:</text:span></text:p>
          <text:list>
            <text:list-item>
              <text:p text:style-name="P24">запустить цикл: </text:p>
              <text:list>
                <text:list-item>
                  <text:p text:style-name="P24">из начального состояния <text:span text:style-name="Source_20_Text">S0</text:span> (скажем, 1024–2048 шагов), </text:p>
                </text:list-item>
                <text:list-item>
                  <text:p text:style-name="P24">собрать все уникальные Ω‑циклы: </text:p>
                  <text:list>
                    <text:list-item>
                      <text:p text:style-name="P24">длина периода T, </text:p>
                    </text:list-item>
                    <text:list-item>
                      <text:p text:style-name="P24">размер support, </text:p>
                    </text:list-item>
                    <text:list-item>
                      <text:p text:style-name="P24">энергия H_core, масса m∼H_core, </text:p>
                    </text:list-item>
                    <text:list-item>
                      <text:p text:style-name="P24">средняя скорость v; </text:p>
                    </text:list-item>
                  </text:list>
                </text:list-item>
              </text:list>
            </text:list-item>
            <text:list-item>
              <text:p text:style-name="P24">кластеризовать Ω‑типы по (T,m,v) в K типов. </text:p>
            </text:list-item>
          </text:list>
        </text:list-item>
        <text:list-item>
          <text:p text:style-name="P23"><text:span text:style-name="Strong_20_Emphasis">Сравнить распределения:</text:span></text:p>
          <text:list>
            <text:list-item>
              <text:p text:style-name="P24">P(T) — распределение длин циклов; </text:p>
            </text:list-item>
            <text:list-item>
              <text:p text:style-name="P24">P(m) — спектр масс; </text:p>
            </text:list-item>
            <text:list-item>
              <text:p text:style-name="P23">P(v) — распределение скоростей. </text:p>
            </text:list-item>
          </text:list>
          <text:p text:style-name="P23">Валидационные тесты:</text:p>
          <text:list text:continue-numbering="true">
            <text:list-item>
              <text:p text:style-name="P24">«богатство» спектра: не только один тип (тривиальный мир); </text:p>
            </text:list-item>
            <text:list-item>
              <text:p text:style-name="P24">наличие нескольких масштабов (масс, периодов), а не одно геометрическое семейство; </text:p>
            </text:list-item>
            <text:list-item>
              <text:p text:style-name="P23">наличие «лёгких» и «тяжёлых» Ω‑типов. </text:p>
            </text:list-item>
          </text:list>
          <text:p text:style-name="P23">Можно сделать SM‑fitness_Ω:</text:p>
          <text:p text:style-name="P25"><text:span text:style-name="Source_20_Text"># Например, штраф за слишком узкое распределение T:</text:span></text:p>
          <text:p text:style-name="P25"><text:span text:style-name="Source_20_Text">H_T = entropy(P_T)</text:span></text:p>
          <text:p text:style-name="P26"><text:span text:style-name="Source_20_Text">fitness_Ω_diversity = sigmoid(H_T - H_min)</text:span></text:p>
        </text:list-item>
        <text:list-item>
          <text:p text:style-name="P23"><text:span text:style-name="Strong_20_Emphasis">Ввести автоматическую реконструкцию зарядов (Q,B,L,color):</text:span></text:p>
          <text:list>
            <text:list-item>
              <text:p text:style-name="P24">как мы обсуждали раньше: </text:p>
              <text:list>
                <text:list-item>
                  <text:p text:style-name="P24">собрать InteractionEvent’ы (входящие/исходящие Ω‑типы), </text:p>
                </text:list-item>
                <text:list-item>
                  <text:p text:style-name="P24">построить матрицу A (балансы по типам), </text:p>
                </text:list-item>
                <text:list-item>
                  <text:p text:style-name="P24">найти ядро A: каждое ненулевое решение — кандидат в зарядовый вектор, </text:p>
                </text:list-item>
                <text:list-item>
                  <text:p text:style-name="P24">оценить размерность ядра(A): </text:p>
                  <text:list>
                    <text:list-item>
                      <text:p text:style-name="P23">если dim(kernel)≥2 — мир имеет минимум 2 независимых заряда → больше похоже на SM‑тип (Q,B или Q,L,…). </text:p>
                    </text:list-item>
                  </text:list>
                </text:list-item>
              </text:list>
            </text:list-item>
          </text:list>
          <text:p text:style-name="P23">В OBSFitness:</text:p>
          <text:p text:style-name="P26"><text:soft-page-break/><text:span text:style-name="Source_20_Text">fitness_charges = sigmoid(dim_kernel - 1) <text:s text:c="2"/># поощрять ≥2 независимых Q-подобных структур</text:span></text:p>
        </text:list-item>
      </text:list>
      <text:p text:style-name="Text_20_body">Это существенно усилит семантику «SM-подобности», не ограничиваясь только барионным числом.</text:p>
      <text:h text:style-name="Heading_20_2" text:outline-level="2">4. Связка геометрии и Ω‑уровня</text:h>
      <text:p text:style-name="Text_20_body">Сейчас world_search_full делает:</text:p>
      <text:list text:style-name="L10">
        <text:list-item>
          <text:p text:style-name="P27">measure_gravity(genome): </text:p>
          <text:list>
            <text:list-item>
              <text:p text:style-name="P27">F_exponent, R², fit_grav; </text:p>
            </text:list-item>
          </text:list>
        </text:list-item>
        <text:list-item>
          <text:p text:style-name="P27">measure_sm_physics(genome): </text:p>
          <text:list>
            <text:list-item>
              <text:p text:style-name="P27">α_gen, сохранение B, возможно Q; </text:p>
            </text:list-item>
          </text:list>
        </text:list-item>
        <text:list-item>
          <text:p text:style-name="P28">fitness_total = некоторая комбинация этих блоков. </text:p>
        </text:list-item>
      </text:list>
      <text:p text:style-name="Text_20_body">Для серьёзной валидации стоит проверить <text:span text:style-name="Strong_20_Emphasis">совместимость</text:span> геометрии и Ω‑динамики:</text:p>
      <text:list text:style-name="L11">
        <text:list-item>
          <text:p text:style-name="P29"><text:span text:style-name="Strong_20_Emphasis">Корреляция между Ω‑траекториями и гравпотенциалом φ:</text:span></text:p>
          <text:list>
            <text:list-item>
              <text:p text:style-name="P30">для найденного мира: </text:p>
              <text:list>
                <text:list-item>
                  <text:p text:style-name="P30">запустить симуляцию с несколькими Ω‑объектами (дефектами), </text:p>
                </text:list-item>
                <text:list-item>
                  <text:p text:style-name="P30">в IFACE‑координатах (через спектральный embedding графа) измерить: </text:p>
                  <text:list>
                    <text:list-item>
                      <text:p text:style-name="P30">траектории объектов x_i(t), </text:p>
                    </text:list-item>
                    <text:list-item>
                      <text:p text:style-name="P30">ускорение a_i(t), </text:p>
                    </text:list-item>
                    <text:list-item>
                      <text:p text:style-name="P30">локальный градиент ∇φ в точке x_i(t); </text:p>
                    </text:list-item>
                  </text:list>
                </text:list-item>
                <text:list-item>
                  <text:p text:style-name="P29">посчитать корреляцию:</text:p>
                  <text:p text:style-name="P31"><text:span text:style-name="Source_20_Text">corr = corrcoef(a, -grad_phi)</text:span></text:p>
                </text:list-item>
              </text:list>
            </text:list-item>
            <text:list-item>
              <text:p text:style-name="P30">OBSFitness уже может учитывать «гравитационный блок» в этом духе, но важно: </text:p>
              <text:list>
                <text:list-item>
                  <text:p text:style-name="P30">сделать это именно на «SM‑сценариях» (частицы с разными массами), </text:p>
                </text:list-item>
                <text:list-item>
                  <text:p text:style-name="P30">посмотреть, не ломается ли F~1/r² на Ω‑уровне (из‑за взаимодействий частиц). </text:p>
                </text:list-item>
              </text:list>
            </text:list-item>
          </text:list>
        </text:list-item>
        <text:list-item>
          <text:p text:style-name="P29"><text:span text:style-name="Strong_20_Emphasis">Mass–gravity consistency:</text:span></text:p>
          <text:list>
            <text:list-item>
              <text:p text:style-name="P30">проверить, что: </text:p>
              <text:list>
                <text:list-item>
                  <text:p text:style-name="P30">объекты с большей массой (H_core) действительно имеют: </text:p>
                  <text:list>
                    <text:list-item>
                      <text:p text:style-name="P30">большую инерцию, </text:p>
                    </text:list-item>
                    <text:list-item>
                      <text:p text:style-name="P30">одинаковое ускорение при падении в поле (как в free‑fall эксперименте), </text:p>
                    </text:list-item>
                  </text:list>
                </text:list-item>
                <text:list-item>
                  <text:p text:style-name="P29">инвариантность ускорения от массы — ключевая черта «нашего» гравмасштаба. </text:p>
                </text:list-item>
              </text:list>
            </text:list-item>
          </text:list>
        </text:list-item>
      </text:list>
      <text:p text:style-name="Text_20_body">Это можно включить в SM‑часть fitness:</text:p>
      <text:p text:style-name="P5"><text:span text:style-name="Source_20_Text">fitness_equivalence_principle = 1 - mse(a_light, a_heavy) / scale</text:span></text:p>
      <text:h text:style-name="Heading_20_2" text:outline-level="2"><text:soft-page-break/>5. Наблюдатель и валидация как «правильный интерфейс»</text:h>
      <text:p text:style-name="Text_20_body">Наконец, с точки зрения Meaning_v1 / NOBS:</text:p>
      <text:list text:style-name="L12">
        <text:list-item>
          <text:p text:style-name="P32">твоя цель — не просто подобрать RULESET+граф, а: </text:p>
          <text:list>
            <text:list-item>
              <text:p text:style-name="P33">найти <text:span text:style-name="Strong_20_Emphasis">миры, которые с точки зрения наблюдателя выглядят как наш</text:span>. </text:p>
            </text:list-item>
          </text:list>
        </text:list-item>
      </text:list>
      <text:p text:style-name="Text_20_body">Для усиления валидации:</text:p>
      <text:list text:style-name="L13">
        <text:list-item>
          <text:p text:style-name="P34"><text:span text:style-name="Strong_20_Emphasis">Довести OBSFitness до многослойного:</text:span></text:p>
          <text:list>
            <text:list-item>
              <text:p text:style-name="P35">геометрия: fitness_gravity, fitness_scaling; </text:p>
            </text:list-item>
            <text:list-item>
              <text:p text:style-name="P35">Ω‑структура: fitness_Ω_diversity, fitness_charges; </text:p>
            </text:list-item>
            <text:list-item>
              <text:p text:style-name="P35">квантоподобность: fitness_quantum (сравнение частот с |ψ|²); </text:p>
            </text:list-item>
            <text:list-item>
              <text:p text:style-name="P35">топология понимания: fitness_top_sem (через β₁_sem). </text:p>
            </text:list-item>
          </text:list>
        </text:list-item>
        <text:list-item>
          <text:p text:style-name="P34"><text:span text:style-name="Strong_20_Emphasis">Проверить стабильность результатов OBS при разных начальных условиях:</text:span></text:p>
          <text:list>
            <text:list-item>
              <text:p text:style-name="P35">для выбранного мира (α,N,RULESET): </text:p>
              <text:list>
                <text:list-item>
                  <text:p text:style-name="P35">запускать несколько симуляций с разными initial S(0); </text:p>
                </text:list-item>
                <text:list-item>
                  <text:p text:style-name="P35">OBS каждый раз строит и обновляет свои оценки; </text:p>
                </text:list-item>
                <text:list-item>
                  <text:p text:style-name="P35">метрики: </text:p>
                  <text:list>
                    <text:list-item>
                      <text:p text:style-name="P35">насколько одни и те же «законы» (F~1/r², α_gen, структура зарядов) восстанавливаются независимо от начальных состояний; </text:p>
                    </text:list-item>
                    <text:list-item>
                      <text:p text:style-name="P34">насколько траектория x_sem(t) каждого запуска приводит к <text:span text:style-name="Strong_20_Emphasis">одному и тому же</text:span> зонду понимания. </text:p>
                    </text:list-item>
                  </text:list>
                </text:list-item>
              </text:list>
            </text:list-item>
          </text:list>
          <text:p text:style-name="P34">Валидация:</text:p>
          <text:p text:style-name="P36"><text:span text:style-name="Source_20_Text">fitness_obs_robust = exp( - var_over_runs(θ̂) / σ² )</text:span></text:p>
        </text:list-item>
      </text:list>
      <text:p text:style-name="Text_20_body">где θ̂ — вектор оценённых OBS параметров (F_exp, α_gen, кол-во зарядов и т.д.).</text:p>
      <text:h text:style-name="Heading_20_2" text:outline-level="2">6. Итог</text:h>
      <text:p text:style-name="Text_20_body">С учётом <text:span text:style-name="Source_20_Text">world_search_final.pdf</text:span> можно сказать:</text:p>
      <text:list text:style-name="L14">
        <text:list-item>
          <text:p text:style-name="P37">у тебя уже есть конкретный кандидат‑мир (α≈2, N=512, L=3), который:</text:p>
          <text:list>
            <text:list-item>
              <text:p text:style-name="P38">даёт ~1/r²‑гравитацию с хорошей точностью; </text:p>
            </text:list-item>
            <text:list-item>
              <text:p text:style-name="P38">имеет «правильную» генерационную структуру по Ω‑циклами; </text:p>
            </text:list-item>
            <text:list-item>
              <text:p text:style-name="P38">сохраняет по крайней мере одно барионоподобное число; </text:p>
            </text:list-item>
            <text:list-item>
              <text:p text:style-name="P37">демонстрирует нетривиальную Ω‑динамику.<text:a xlink:type="simple" xlink:href="https://app.giz.ai/files/ipQpo7q9PdpdKYL-DL2Om" text:style-name="Internet_20_link" text:visited-style-name="Visited_20_Internet_20_Link">(world_search_final.pdf)</text:a> </text:p>
            </text:list-item>
          </text:list>
        </text:list-item>
      </text:list>
      <text:p text:style-name="Text_20_body">Чтобы эта находка была <text:span text:style-name="Strong_20_Emphasis">по‑настоящему валидирована</text:span> как «нашеподобный мир», стоит:</text:p>
      <text:list text:style-name="L15">
        <text:list-item>
          <text:p text:style-name="P39">Проверить <text:span text:style-name="Strong_20_Emphasis">масштабную устойчивость</text:span> гравитации (по N и по r). </text:p>
        </text:list-item>
        <text:list-item>
          <text:p text:style-name="P39">Уточнить критерий α_gen и его стабилизацию. </text:p>
        </text:list-item>
        <text:list-item>
          <text:p text:style-name="P39">Добавить Ω‑уровень проверки (спектр, мультизарядность, автоматический вывод Q,B,L). </text:p>
        </text:list-item>
        <text:list-item>
          <text:p text:style-name="P39">Проверить mass–gravity consistency (эквивалентность инерционной и гравитационной массы). </text:p>
        </text:list-item>
        <text:list-item>
          <text:p text:style-name="P40"><text:soft-page-break/>Укрепить OBSFitness и посмотреть, насколько устойчивы выводимые OBS законы при разных условиях. </text:p>
        </text:list-item>
      </text:list>
      <text:p text:style-name="Text_20_body">После этого можно будет не только сказать «мы нашли один хороший мир», но и:</text:p>
      <text:p text:style-name="Quotations">Мы описали <text:span text:style-name="Strong_20_Emphasis">класс миров</text:span>, для которых наблюдатель почти неизбежно видит:</text:p>
      <text:list text:style-name="L16">
        <text:list-item>
          <text:p text:style-name="P41">3D‑подобную геометрию с F~1/r², </text:p>
        </text:list-item>
        <text:list-item>
          <text:p text:style-name="P41">богатую Ω‑физику с несколькими независимыми зарядами, </text:p>
        </text:list-item>
        <text:list-item>
          <text:p text:style-name="P42">и статистику событий, согласующуюся с квантоподобной амплитудной схемой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5:47:58.239466140</meta:creation-date>
    <dc:date>2025-12-17T05:48:00.766288453</dc:date>
    <meta:editing-duration>PT3S</meta:editing-duration>
    <meta:editing-cycles>1</meta:editing-cycles>
    <meta:document-statistic meta:table-count="0" meta:image-count="0" meta:object-count="0" meta:page-count="7" meta:paragraph-count="201" meta:word-count="1414" meta:character-count="9631" meta:non-whitespace-character-count="8454"/>
    <meta:generator>LibreOffice/25.8.3.2$Linux_X86_64 LibreOffice_project/580$Build-2</meta:generator>
  </office:meta>
</office:document-meta>
</file>